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7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47.18mm"/>
    </style:style>
    <style:style style:name="co6" style:family="table-column">
      <style:table-column-properties fo:break-before="auto" style:column-width="172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11" style:family="table-cell" style:parent-style-name="Default">
      <style:table-cell-properties fo:background-color="#72bf44"/>
      <style:text-properties fo:color="#000000"/>
    </style:style>
    <style:style style:name="ce12" style:family="table-cell" style:parent-style-name="Default">
      <style:table-cell-properties fo:background-color="#72bf44"/>
    </style:style>
    <style:style style:name="ce13" style:family="table-cell" style:parent-style-name="Default">
      <style:table-cell-properties fo:background-color="#faa61a"/>
      <style:text-properties fo:color="#000000"/>
    </style:style>
    <style:style style:name="ce10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1017" table:default-cell-style-name="ce10"/>
        <table:table-row table:style-name="ro1"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Linux-User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style-name="ce21" office:value-type="string" calcext:value-type="string">
            <text:p>Beschreibung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bdullah.mohamad@smail.inf.h-brs.de</text:p>
          </table:table-cell>
          <table:table-cell table:style-name="ce11" office:value-type="string" calcext:value-type="string">
            <text:p>amoham2s</text:p>
          </table:table-cell>
          <table:table-cell table:style-name="ce11"/>
          <table:table-cell table:style-name="ce9" office:value-type="string" calcext:value-type="string">
            <text:p>Abdullah Mohamad</text:p>
          </table:table-cell>
          <table:table-cell table:style-name="ce4" office:value-type="string" calcext:value-type="string">
            <text:p>Scrum Master</text:p>
          </table:table-cell>
          <table:table-cell table:style-name="ce22" office:value-type="string" calcext:value-type="string" table:number-columns-spanned="1" table:number-rows-spanned="2">
            <text:p>Der Scrum-Master soll intern Hindernisse im</text:p>
            <text:p>Team identifizieren, offen ansprechen und beheben, gerne auch im Dialog mit</text:p>
            <text:p>dem Product Owner (siehe unten). Der Scrum-Master agiert mit dem Product</text:p>
            <text:p>Owner Proxy als Schnittstelle nach außen. Er motiviert seine Team-Kollegen bei</text:p>
            <text:p>der Erledigung der Aufgaben und offenen Punkten (mit Trello). Er verwaltet die</text:p>
            <text:p>Tasks und User Stories für einen Sprint (mit JIRA). Er koordiniert sich dabei eng</text:p>
            <text:p>mit dem Product Owner Proxy zum Gelingen des Projekts. Der Scrum-Master ist</text:p>
            <text:p>nicht weisungsbefugt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elif.aksoy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5" office:value-type="string" calcext:value-type="string">
            <text:p>Elif Aksoy</text:p>
          </table:table-cell>
          <table:table-cell table:style-name="ce5" office:value-type="string" calcext:value-type="string">
            <text:p>Scrum Mast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martin.duenkelmann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7" office:value-type="string" calcext:value-type="string">
            <text:p>Martin Dünkelmann</text:p>
          </table:table-cell>
          <table:table-cell table:style-name="ce7" office:value-type="string" calcext:value-type="string">
            <text:p>Product Owner Proxy</text:p>
          </table:table-cell>
          <table:table-cell table:style-name="ce23" office:value-type="string" calcext:value-type="string" table:number-columns-spanned="1" table:number-rows-spanned="2">
            <text:p>In dem Team ist der Product Owner</text:p>
            <text:p>Proxy der Ansprechpartner zur Erläuterung der Anforderungen und vertritt die</text:p>
            <text:p>Vision des Projekts. Er kann eigenständig Entscheidungen zur Umsetzung,</text:p>
            <text:p>Priorisierung, Klärung usw. von User Stories treffen. Der Product Owner Proxy</text:p>
            <text:p>kommuniziert zur Klärung auch mit dem Product Owner (Hr. Alda), um das</text:p>
            <text:p>Product Backlog zu pflegen. Zusammen mit dem Scrum-Master des Teams ist er</text:p>
            <text:p>die Schnittstelle des Teams nach außen. Er koordiniert sich eng mit dem Scrum-</text:p>
            <text:p>Master zum Gelingen des Projekts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7" office:value-type="string" calcext:value-type="string">
            <text:p>Reinhold Jourdan</text:p>
          </table:table-cell>
          <table:table-cell table:style-name="ce7" office:value-type="string" calcext:value-type="string">
            <text:p>Product Owner Proxy Proxy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1" office:value-type="string" calcext:value-type="string">
            <text:p>cansu.bugdayci@smail.inf.h-brs.de</text:p>
          </table:table-cell>
          <table:table-cell table:style-name="ce11" office:value-type="string" calcext:value-type="string">
            <text:p>cbugda2s</text:p>
          </table:table-cell>
          <table:table-cell table:style-name="ce11"/>
          <table:table-cell table:style-name="ce9" office:value-type="string" calcext:value-type="string">
            <text:p>Cansu Emine Bugdayci</text:p>
          </table:table-cell>
          <table:table-cell table:style-name="ce9" office:value-type="string" calcext:value-type="string">
            <text:p>Datenbank Experte</text:p>
          </table:table-cell>
          <table:table-cell table:style-name="ce23" office:value-type="string" calcext:value-type="string" table:number-columns-spanned="1" table:number-rows-spanned="3">
            <text:p>Datenbank-Experte</text:p>
            <text:p>(ER-Modell,</text:p>
            <text:p>JDBC,</text:p>
            <text:p>SQL, z.T. JUnit)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da.cim@smail.inf.h-brs.de</text:p>
          </table:table-cell>
          <table:table-cell table:style-name="ce11" office:value-type="string" calcext:value-type="string">
            <text:p>ecim2s</text:p>
          </table:table-cell>
          <table:table-cell table:style-name="ce11"/>
          <table:table-cell table:style-name="ce9" office:value-type="string" calcext:value-type="string">
            <text:p>Eda Cim</text:p>
          </table:table-cell>
          <table:table-cell table:style-name="ce9" office:value-type="string" calcext:value-type="string">
            <text:p>Datenbank Experte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1" office:value-type="string" calcext:value-type="string">
            <text:p>david.zirwes@smail.inf.h-brs.de</text:p>
          </table:table-cell>
          <table:table-cell table:style-name="ce11" office:value-type="string" calcext:value-type="string">
            <text:p>dzirwe2s</text:p>
          </table:table-cell>
          <table:table-cell table:style-name="ce11"/>
          <table:table-cell table:style-name="ce9" office:value-type="string" calcext:value-type="string">
            <text:p>David Zirwes</text:p>
          </table:table-cell>
          <table:table-cell table:style-name="ce9" office:value-type="string" calcext:value-type="string">
            <text:p>Datenbank Experte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renata.dragou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7" office:value-type="string" calcext:value-type="string">
            <text:p>Renata Dragoun</text:p>
          </table:table-cell>
          <table:table-cell table:style-name="ce7" office:value-type="string" calcext:value-type="string">
            <text:p>Usability Experte</text:p>
          </table:table-cell>
          <table:table-cell table:style-name="ce24" office:value-type="string" calcext:value-type="string" table:number-columns-spanned="1" table:number-rows-spanned="2">
            <text:p>Usability-Experte</text:p>
            <text:p>(Entwurf und Evaluierung einer Benutzeroberfläche, Mock-Up Bildung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7" office:value-type="string" calcext:value-type="string">
            <text:p>Döne Öztaskin</text:p>
          </table:table-cell>
          <table:table-cell table:style-name="ce7" office:value-type="string" calcext:value-type="string">
            <text:p>Usability Experte</text:p>
          </table:table-cell>
          <table:covered-table-cell table:style-name="ce22"/>
          <table:table-cell table:number-columns-repeated="1018"/>
        </table:table-row>
        <table:table-row table:style-name="ro1">
          <table:table-cell table:style-name="ce11" office:value-type="string" calcext:value-type="string">
            <text:p>ali.benjaanid@smail.inf.h-brs.de</text:p>
          </table:table-cell>
          <table:table-cell table:style-name="ce11" office:value-type="string" calcext:value-type="string">
            <text:p>abenja2s</text:p>
          </table:table-cell>
          <table:table-cell table:style-name="ce11"/>
          <table:table-cell table:style-name="ce9" office:value-type="string" calcext:value-type="string">
            <text:p>Ali Benjaanid</text:p>
          </table:table-cell>
          <table:table-cell table:style-name="ce9" office:value-type="string" calcext:value-type="string">
            <text:p>Software Architekt</text:p>
          </table:table-cell>
          <table:table-cell table:style-name="ce8" office:value-type="string" calcext:value-type="string">
            <text:p>Software-Architekt (modelliert und pflegt die Software-Architektur der Anwendung, Abbildung UML und Jav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enata.dragou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7" office:value-type="string" calcext:value-type="string">
            <text:p>Renata Dragoun</text:p>
          </table:table-cell>
          <table:table-cell table:style-name="ce7" office:value-type="string" calcext:value-type="string">
            <text:p>Quality Manager</text:p>
          </table:table-cell>
          <table:table-cell table:style-name="ce23" office:value-type="string" calcext:value-type="string" table:number-columns-spanned="1" table:number-rows-spanned="3">
            <text:p>(Stakeholder-Management,</text:p>
            <text:p>Fortschrittsanalyse,</text:p>
            <text:p>Interview-Leitfaden,</text:p>
            <text:p>Dokumentation usw.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7" office:value-type="string" calcext:value-type="string">
            <text:p>Döne Öztaskin</text:p>
          </table:table-cell>
          <table:table-cell table:style-name="ce7" office:value-type="string" calcext:value-type="string">
            <text:p>Quality Manag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david.zirwes@smail.inf.h-brs.de</text:p>
          </table:table-cell>
          <table:table-cell table:style-name="ce13" office:value-type="string" calcext:value-type="string">
            <text:p>dzirwe2s</text:p>
          </table:table-cell>
          <table:table-cell table:style-name="ce13"/>
          <table:table-cell table:style-name="ce7" office:value-type="string" calcext:value-type="string">
            <text:p>David Zirwes</text:p>
          </table:table-cell>
          <table:table-cell table:style-name="ce7" office:value-type="string" calcext:value-type="string">
            <text:p>Quality Manag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2" office:value-type="string" calcext:value-type="string">
            <text:p>elif.aksoy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9" office:value-type="string" calcext:value-type="string">
            <text:p>Elif Aksoy</text:p>
          </table:table-cell>
          <table:table-cell table:style-name="ce9" office:value-type="string" calcext:value-type="string">
            <text:p>Test Manager</text:p>
          </table:table-cell>
          <table:table-cell table:style-name="ce23" office:value-type="string" calcext:value-type="string" table:number-columns-spanned="1" table:number-rows-spanned="2">
            <text:p>(Entwicklung und Dokumentation von Testszenarien,</text:p>
            <text:p>Entwicklung von automatisierten Tests mit Selenium, Junit Patterns)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ajar.menssouri@smail.inf.h-brs.de</text:p>
          </table:table-cell>
          <table:table-cell table:style-name="ce11" office:value-type="string" calcext:value-type="string">
            <text:p>hmenss2s</text:p>
          </table:table-cell>
          <table:table-cell table:style-name="ce11"/>
          <table:table-cell table:style-name="ce9" office:value-type="string" calcext:value-type="string">
            <text:p>Hajar Menssouri</text:p>
          </table:table-cell>
          <table:table-cell table:style-name="ce9" office:value-type="string" calcext:value-type="string">
            <text:p>Test Manag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martin.duenkelmann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7" office:value-type="string" calcext:value-type="string">
            <text:p>Martin Dünkelmann</text:p>
          </table:table-cell>
          <table:table-cell table:style-name="ce7" office:value-type="string" calcext:value-type="string">
            <text:p>Senior Programmer</text:p>
          </table:table-cell>
          <table:table-cell table:style-name="ce23" office:value-type="string" calcext:value-type="string" table:number-columns-spanned="1" table:number-rows-spanned="3">
            <text:p>(Entwicklung der Software basierend auf Vaadin und</text:p>
            <text:p>der Sprache Java</text:p>
            <text:p>Sowie HTML</text:p>
            <text:p>→ gute Java-Kenntnisse notwendig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bdullah.mohamad@smail.inf.h-brs.de</text:p>
          </table:table-cell>
          <table:table-cell table:style-name="ce13" office:value-type="string" calcext:value-type="string">
            <text:p>amoham2s</text:p>
          </table:table-cell>
          <table:table-cell table:style-name="ce13"/>
          <table:table-cell table:style-name="ce7" office:value-type="string" calcext:value-type="string">
            <text:p>Abdullah Mohamad</text:p>
          </table:table-cell>
          <table:table-cell table:style-name="ce7" office:value-type="string" calcext:value-type="string">
            <text:p>Senior Programm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7" office:value-type="string" calcext:value-type="string">
            <text:p>Reinhold Jourdan</text:p>
          </table:table-cell>
          <table:table-cell table:style-name="ce7" office:value-type="string" calcext:value-type="string">
            <text:p>Senior Programm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.00.0000</text:date>, <text:time style:data-style-name="N2" text:time-value="21:55:27.2877569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15T23:01:38.838415649</dc:date>
    <meta:editing-duration>PT10H25M4S</meta:editing-duration>
    <meta:editing-cycles>85</meta:editing-cycles>
    <meta:document-statistic meta:table-count="1" meta:cell-count="88" meta:object-count="0"/>
  </office:meta>
</office:document-meta>
</file>